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5.0197in" svg:height="2.8236in" svg:x="12.0047in" svg:y="1.8524in">
            <draw:object draw:notify-on-update-of-ranges="output_file.S2:output_file.S2 output_file.S3:output_file.S6 output_file.T2:output_file.T2 output_file.T3:output_file.T6 output_file.U2:output_file.U2 output_file.U3:output_file.U6 output_file.V2:output_file.V2 output_file.V3:output_file.V6 output_file.W2:output_file.W2 output_file.W3:output_file.W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.0197in" svg:height="2.8236in" svg:x="12.465in" svg:y="6.7795in">
            <draw:object draw:notify-on-update-of-ranges="output_file.S30:output_file.S30 output_file.S31:output_file.S34 output_file.T30:output_file.T30 output_file.T31:output_file.T34 output_file.U30:output_file.U30 output_file.U31:output_file.U34 output_file.V30:output_file.V30 output_file.V31:output_file.V34 output_file.W30:output_file.W30 output_file.W31:output_file.W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cache mode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Line size</text:p>
          </table:table-cell>
          <table:table-cell table:style-name="ce1" office:value-type="string" calcext:value-type="string">
            <text:p>Total misses</text:p>
          </table:table-cell>
          <table:table-cell table:style-name="ce1" office:value-type="string" calcext:value-type="string">
            <text:p>Total hits</text:p>
          </table:table-cell>
          <table:table-cell table:style-name="ce1" office:value-type="string" calcext:value-type="string">
            <text:p>Miss Rate</text:p>
          </table:table-cell>
          <table:table-cell table:style-name="ce1" office:value-type="string" calcext:value-type="string">
            <text:p>Memory Read Access Attempts</text:p>
          </table:table-cell>
          <table:table-cell table:style-name="ce1" office:value-type="string" calcext:value-type="string">
            <text:p>Memory Write Access Attempts</text:p>
          </table:table-cell>
          <table:table-cell table:style-name="ce1" office:value-type="string" calcext:value-type="string">
            <text:p>Total Memory Access Attempts</text:p>
          </table:table-cell>
          <table:table-cell table:style-name="ce1" office:value-type="string" calcext:value-type="string">
            <text:p>Memory reads</text:p>
          </table:table-cell>
          <table:table-cell table:style-name="ce1" office:value-type="string" calcext:value-type="string">
            <text:p>Memory writes</text:p>
          </table:table-cell>
          <table:table-cell table:style-name="ce1" office:value-type="string" calcext:value-type="string">
            <text:p>Total # of Cycles for Cache Reads</text:p>
          </table:table-cell>
          <table:table-cell table:style-name="ce1" office:value-type="string" calcext:value-type="string">
            <text:p>Total # of Cycles for Cache Writes</text:p>
          </table:table-cell>
          <table:table-cell table:style-name="ce1" office:value-type="string" calcext:value-type="string">
            <text:p>Total # of Cycles for Cache access</text:p>
          </table:table-cell>
          <table:table-cell table:style-name="ce1" office:value-type="string" calcext:value-type="string">
            <text:p>Total # of Cycles for Memory Reads</text:p>
          </table:table-cell>
          <table:table-cell table:style-name="ce1" office:value-type="string" calcext:value-type="string">
            <text:p>Total # of Cycles for Memory Writes</text:p>
          </table:table-cell>
          <table:table-cell table:style-name="ce1" office:value-type="string" calcext:value-type="string">
            <text:p>Total # of Cycles for Memory acce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696363" calcext:value-type="float">
            <text:p>4696363</text:p>
          </table:table-cell>
          <table:table-cell office:value-type="float" office:value="17288486" calcext:value-type="float">
            <text:p>17288486</text:p>
          </table:table-cell>
          <table:table-cell table:formula="of:=([.D2]/([.D2]+[.E2]))*100" office:value-type="float" office:value="21.3618160397645" calcext:value-type="float">
            <text:p>21.3618160397645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96363" calcext:value-type="float">
            <text:p>4696363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570904" calcext:value-type="float">
            <text:p>37570904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236824" calcext:value-type="float">
            <text:p>112236824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690137" calcext:value-type="float">
            <text:p>4690137</text:p>
          </table:table-cell>
          <table:table-cell office:value-type="float" office:value="17294712" calcext:value-type="float">
            <text:p>17294712</text:p>
          </table:table-cell>
          <table:table-cell table:formula="of:=([.D3]/([.D3]+[.E3]))*100" office:value-type="float" office:value="21.3334965366376" calcext:value-type="float">
            <text:p>21.3334965366376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90137" calcext:value-type="float">
            <text:p>4690137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521096" calcext:value-type="float">
            <text:p>37521096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187016" calcext:value-type="float">
            <text:p>112187016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21.36181604" calcext:value-type="float">
            <text:p>21.36181604</text:p>
          </table:table-cell>
          <table:table-cell table:style-name="ce1" office:value-type="float" office:value="21.31667586" calcext:value-type="float">
            <text:p>21.31667586</text:p>
          </table:table-cell>
          <table:table-cell table:style-name="ce1" office:value-type="float" office:value="21.29516559" calcext:value-type="float">
            <text:p>21.29516559</text:p>
          </table:table-cell>
          <table:table-cell table:style-name="ce1" office:value-type="float" office:value="21.28539068" calcext:value-type="float">
            <text:p>21.28539068</text:p>
          </table:table-cell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682991" calcext:value-type="float">
            <text:p>4682991</text:p>
          </table:table-cell>
          <table:table-cell office:value-type="float" office:value="17301858" calcext:value-type="float">
            <text:p>17301858</text:p>
          </table:table-cell>
          <table:table-cell table:formula="of:=([.D4]/([.D4]+[.E4]))*100" office:value-type="float" office:value="21.300992333402" calcext:value-type="float">
            <text:p>21.300992333402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82991" calcext:value-type="float">
            <text:p>4682991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63928" calcext:value-type="float">
            <text:p>37463928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129848" calcext:value-type="float">
            <text:p>112129848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21.33349654" calcext:value-type="float">
            <text:p>21.33349654</text:p>
          </table:table-cell>
          <table:table-cell table:style-name="ce1" office:value-type="float" office:value="21.29280488" calcext:value-type="float">
            <text:p>21.29280488</text:p>
          </table:table-cell>
          <table:table-cell table:style-name="ce1" office:value-type="float" office:value="21.27353251" calcext:value-type="float">
            <text:p>21.27353251</text:p>
          </table:table-cell>
          <table:table-cell table:style-name="ce1" office:value-type="float" office:value="21.26985271" calcext:value-type="float">
            <text:p>21.26985271</text:p>
          </table:table-cell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681588" calcext:value-type="float">
            <text:p>4681588</text:p>
          </table:table-cell>
          <table:table-cell office:value-type="float" office:value="17303261" calcext:value-type="float">
            <text:p>17303261</text:p>
          </table:table-cell>
          <table:table-cell table:formula="of:=([.D5]/([.D5]+[.E5]))*100" office:value-type="float" office:value="21.2946106657362" calcext:value-type="float">
            <text:p>21.2946106657362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81588" calcext:value-type="float">
            <text:p>4681588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52704" calcext:value-type="float">
            <text:p>37452704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118624" calcext:value-type="float">
            <text:p>112118624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21.30099233" calcext:value-type="float">
            <text:p>21.30099233</text:p>
          </table:table-cell>
          <table:table-cell table:style-name="ce1" office:value-type="float" office:value="21.27194051" calcext:value-type="float">
            <text:p>21.27194051</text:p>
          </table:table-cell>
          <table:table-cell table:style-name="ce1" office:value-type="float" office:value="21.26477193" calcext:value-type="float">
            <text:p>21.26477193</text:p>
          </table:table-cell>
          <table:table-cell table:style-name="ce1" office:value-type="float" office:value="21.25216325" calcext:value-type="float">
            <text:p>21.25216325</text:p>
          </table:table-cell>
        </table:table-row>
        <table:table-row table:style-name="ro2">
          <table:table-cell table:number-columns-repeated="18"/>
          <table:table-cell office:value-type="float" office:value="4096" calcext:value-type="float">
            <text:p>4096</text:p>
          </table:table-cell>
          <table:table-cell table:style-name="ce1" office:value-type="float" office:value="21.29461067" calcext:value-type="float">
            <text:p>21.29461067</text:p>
          </table:table-cell>
          <table:table-cell table:style-name="ce1" office:value-type="float" office:value="21.27234988" calcext:value-type="float">
            <text:p>21.27234988</text:p>
          </table:table-cell>
          <table:table-cell table:style-name="ce1" office:value-type="float" office:value="21.24966153" calcext:value-type="float">
            <text:p>21.24966153</text:p>
          </table:table-cell>
          <table:table-cell table:style-name="ce1" office:value-type="float" office:value="21.23720295" calcext:value-type="float">
            <text:p>21.23720295</text:p>
          </table:table-cell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4686439" calcext:value-type="float">
            <text:p>4686439</text:p>
          </table:table-cell>
          <table:table-cell office:value-type="float" office:value="17298410" calcext:value-type="float">
            <text:p>17298410</text:p>
          </table:table-cell>
          <table:table-cell table:formula="of:=([.D7]/([.D7]+[.E7]))*100" office:value-type="float" office:value="21.3166758616354" calcext:value-type="float">
            <text:p>21.3166758616354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86439" calcext:value-type="float">
            <text:p>468643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91512" calcext:value-type="float">
            <text:p>37491512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157432" calcext:value-type="float">
            <text:p>1121574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4681191" calcext:value-type="float">
            <text:p>4681191</text:p>
          </table:table-cell>
          <table:table-cell office:value-type="float" office:value="17303658" calcext:value-type="float">
            <text:p>17303658</text:p>
          </table:table-cell>
          <table:table-cell table:formula="of:=([.D8]/([.D8]+[.E8]))*100" office:value-type="float" office:value="21.2928048766676" calcext:value-type="float">
            <text:p>21.2928048766676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81191" calcext:value-type="float">
            <text:p>4681191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49528" calcext:value-type="float">
            <text:p>37449528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115448" calcext:value-type="float">
            <text:p>1121154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676604" calcext:value-type="float">
            <text:p>4676604</text:p>
          </table:table-cell>
          <table:table-cell office:value-type="float" office:value="17308245" calcext:value-type="float">
            <text:p>17308245</text:p>
          </table:table-cell>
          <table:table-cell table:formula="of:=([.D9]/([.D9]+[.E9]))*100" office:value-type="float" office:value="21.271940507756" calcext:value-type="float">
            <text:p>21.271940507756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76604" calcext:value-type="float">
            <text:p>4676604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12832" calcext:value-type="float">
            <text:p>37412832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078752" calcext:value-type="float">
            <text:p>11207875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4676694" calcext:value-type="float">
            <text:p>4676694</text:p>
          </table:table-cell>
          <table:table-cell office:value-type="float" office:value="17308155" calcext:value-type="float">
            <text:p>17308155</text:p>
          </table:table-cell>
          <table:table-cell table:formula="of:=([.D10]/([.D10]+[.E10]))*100" office:value-type="float" office:value="21.2723498805928" calcext:value-type="float">
            <text:p>21.2723498805928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76694" calcext:value-type="float">
            <text:p>4676694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13552" calcext:value-type="float">
            <text:p>37413552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079472" calcext:value-type="float">
            <text:p>112079472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4681710" calcext:value-type="float">
            <text:p>4681710</text:p>
          </table:table-cell>
          <table:table-cell office:value-type="float" office:value="17303139" calcext:value-type="float">
            <text:p>17303139</text:p>
          </table:table-cell>
          <table:table-cell table:formula="of:=([.D12]/([.D12]+[.E12]))*100" office:value-type="float" office:value="21.2951655933593" calcext:value-type="float">
            <text:p>21.2951655933593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81710" calcext:value-type="float">
            <text:p>4681710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53680" calcext:value-type="float">
            <text:p>37453680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119600" calcext:value-type="float">
            <text:p>1121196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4676954" calcext:value-type="float">
            <text:p>4676954</text:p>
          </table:table-cell>
          <table:table-cell office:value-type="float" office:value="17307895" calcext:value-type="float">
            <text:p>17307895</text:p>
          </table:table-cell>
          <table:table-cell table:formula="of:=([.D13]/([.D13]+[.E13]))*100" office:value-type="float" office:value="21.2735325132322" calcext:value-type="float">
            <text:p>21.2735325132322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76954" calcext:value-type="float">
            <text:p>4676954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15632" calcext:value-type="float">
            <text:p>37415632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081552" calcext:value-type="float">
            <text:p>11208155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675028" calcext:value-type="float">
            <text:p>4675028</text:p>
          </table:table-cell>
          <table:table-cell office:value-type="float" office:value="17309821" calcext:value-type="float">
            <text:p>17309821</text:p>
          </table:table-cell>
          <table:table-cell table:formula="of:=([.D14]/([.D14]+[.E14]))*100" office:value-type="float" office:value="21.2647719345264" calcext:value-type="float">
            <text:p>21.2647719345264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75028" calcext:value-type="float">
            <text:p>4675028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00224" calcext:value-type="float">
            <text:p>37400224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066144" calcext:value-type="float">
            <text:p>1120661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671706" calcext:value-type="float">
            <text:p>4671706</text:p>
          </table:table-cell>
          <table:table-cell office:value-type="float" office:value="17313143" calcext:value-type="float">
            <text:p>17313143</text:p>
          </table:table-cell>
          <table:table-cell table:formula="of:=([.D15]/([.D15]+[.E15]))*100" office:value-type="float" office:value="21.2496615282643" calcext:value-type="float">
            <text:p>21.2496615282643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71706" calcext:value-type="float">
            <text:p>4671706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373648" calcext:value-type="float">
            <text:p>37373648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039568" calcext:value-type="float">
            <text:p>112039568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4679561" calcext:value-type="float">
            <text:p>4679561</text:p>
          </table:table-cell>
          <table:table-cell office:value-type="float" office:value="17305288" calcext:value-type="float">
            <text:p>17305288</text:p>
          </table:table-cell>
          <table:table-cell table:formula="of:=([.D17]/([.D17]+[.E17]))*100" office:value-type="float" office:value="21.2853906797358" calcext:value-type="float">
            <text:p>21.2853906797358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79561" calcext:value-type="float">
            <text:p>4679561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36488" calcext:value-type="float">
            <text:p>37436488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102408" calcext:value-type="float">
            <text:p>1121024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4676145" calcext:value-type="float">
            <text:p>4676145</text:p>
          </table:table-cell>
          <table:table-cell office:value-type="float" office:value="17308704" calcext:value-type="float">
            <text:p>17308704</text:p>
          </table:table-cell>
          <table:table-cell table:formula="of:=([.D18]/([.D18]+[.E18]))*100" office:value-type="float" office:value="21.2698527062888" calcext:value-type="float">
            <text:p>21.2698527062888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76145" calcext:value-type="float">
            <text:p>4676145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409160" calcext:value-type="float">
            <text:p>37409160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075080" calcext:value-type="float">
            <text:p>1120750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672256" calcext:value-type="float">
            <text:p>4672256</text:p>
          </table:table-cell>
          <table:table-cell office:value-type="float" office:value="17312593" calcext:value-type="float">
            <text:p>17312593</text:p>
          </table:table-cell>
          <table:table-cell table:formula="of:=([.D19]/([.D19]+[.E19]))*100" office:value-type="float" office:value="21.2521632511554" calcext:value-type="float">
            <text:p>21.2521632511554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72256" calcext:value-type="float">
            <text:p>4672256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378048" calcext:value-type="float">
            <text:p>37378048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043968" calcext:value-type="float">
            <text:p>1120439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4668967" calcext:value-type="float">
            <text:p>4668967</text:p>
          </table:table-cell>
          <table:table-cell office:value-type="float" office:value="17315882" calcext:value-type="float">
            <text:p>17315882</text:p>
          </table:table-cell>
          <table:table-cell table:formula="of:=([.D20]/([.D20]+[.E20]))*100" office:value-type="float" office:value="21.2372029482668" calcext:value-type="float">
            <text:p>21.2372029482668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4668967" calcext:value-type="float">
            <text:p>4668967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7351736" calcext:value-type="float">
            <text:p>37351736</text:p>
          </table:table-cell>
          <table:table-cell office:value-type="float" office:value="74665920" calcext:value-type="float">
            <text:p>74665920</text:p>
          </table:table-cell>
          <table:table-cell office:value-type="float" office:value="112017656" calcext:value-type="float">
            <text:p>112017656</text:p>
          </table:table-cell>
          <table:table-cell table:number-columns-repeated="6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0751" calcext:value-type="float">
            <text:p>50751</text:p>
          </table:table-cell>
          <table:table-cell office:value-type="float" office:value="21934098" calcext:value-type="float">
            <text:p>21934098</text:p>
          </table:table-cell>
          <table:table-cell table:formula="of:=([.D23]/([.D23]+[.E23]))*100" office:value-type="float" office:value="0.230845342626643" calcext:value-type="float">
            <text:p>0.230845342626643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50751" calcext:value-type="float">
            <text:p>50751</text:p>
          </table:table-cell>
          <table:table-cell office:value-type="float" office:value="27430" calcext:value-type="float">
            <text:p>2743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406008" calcext:value-type="float">
            <text:p>406008</text:p>
          </table:table-cell>
          <table:table-cell office:value-type="float" office:value="438880" calcext:value-type="float">
            <text:p>438880</text:p>
          </table:table-cell>
          <table:table-cell office:value-type="float" office:value="844888" calcext:value-type="float">
            <text:p>8448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6203" calcext:value-type="float">
            <text:p>36203</text:p>
          </table:table-cell>
          <table:table-cell office:value-type="float" office:value="21948646" calcext:value-type="float">
            <text:p>21948646</text:p>
          </table:table-cell>
          <table:table-cell table:formula="of:=([.D24]/([.D24]+[.E24]))*100" office:value-type="float" office:value="0.164672497864325" calcext:value-type="float">
            <text:p>0.164672497864325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36203" calcext:value-type="float">
            <text:p>36203</text:p>
          </table:table-cell>
          <table:table-cell office:value-type="float" office:value="18990" calcext:value-type="float">
            <text:p>1899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289624" calcext:value-type="float">
            <text:p>289624</text:p>
          </table:table-cell>
          <table:table-cell office:value-type="float" office:value="303840" calcext:value-type="float">
            <text:p>303840</text:p>
          </table:table-cell>
          <table:table-cell office:value-type="float" office:value="593464" calcext:value-type="float">
            <text:p>5934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4703" calcext:value-type="float">
            <text:p>24703</text:p>
          </table:table-cell>
          <table:table-cell office:value-type="float" office:value="21960146" calcext:value-type="float">
            <text:p>21960146</text:p>
          </table:table-cell>
          <table:table-cell table:formula="of:=([.D25]/([.D25]+[.E25]))*100" office:value-type="float" office:value="0.112363746505605" calcext:value-type="float">
            <text:p>0.112363746505605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24703" calcext:value-type="float">
            <text:p>24703</text:p>
          </table:table-cell>
          <table:table-cell office:value-type="float" office:value="12547" calcext:value-type="float">
            <text:p>12547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197624" calcext:value-type="float">
            <text:p>197624</text:p>
          </table:table-cell>
          <table:table-cell office:value-type="float" office:value="200752" calcext:value-type="float">
            <text:p>200752</text:p>
          </table:table-cell>
          <table:table-cell office:value-type="float" office:value="398376" calcext:value-type="float">
            <text:p>3983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1212" calcext:value-type="float">
            <text:p>21212</text:p>
          </table:table-cell>
          <table:table-cell office:value-type="float" office:value="21963637" calcext:value-type="float">
            <text:p>21963637</text:p>
          </table:table-cell>
          <table:table-cell table:formula="of:=([.D26]/([.D26]+[.E26]))*100" office:value-type="float" office:value="0.0964846290279274" calcext:value-type="float">
            <text:p>0.096484629027927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21212" calcext:value-type="float">
            <text:p>21212</text:p>
          </table:table-cell>
          <table:table-cell office:value-type="float" office:value="10398" calcext:value-type="float">
            <text:p>10398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169696" calcext:value-type="float">
            <text:p>169696</text:p>
          </table:table-cell>
          <table:table-cell office:value-type="float" office:value="166368" calcext:value-type="float">
            <text:p>166368</text:p>
          </table:table-cell>
          <table:table-cell office:value-type="float" office:value="336064" calcext:value-type="float">
            <text:p>336064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8432" calcext:value-type="float">
            <text:p>38432</text:p>
          </table:table-cell>
          <table:table-cell office:value-type="float" office:value="21946417" calcext:value-type="float">
            <text:p>21946417</text:p>
          </table:table-cell>
          <table:table-cell table:formula="of:=([.D28]/([.D28]+[.E28]))*100" office:value-type="float" office:value="0.174811298453767" calcext:value-type="float">
            <text:p>0.174811298453767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38432" calcext:value-type="float">
            <text:p>38432</text:p>
          </table:table-cell>
          <table:table-cell office:value-type="float" office:value="21868" calcext:value-type="float">
            <text:p>21868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307456" calcext:value-type="float">
            <text:p>307456</text:p>
          </table:table-cell>
          <table:table-cell office:value-type="float" office:value="349888" calcext:value-type="float">
            <text:p>349888</text:p>
          </table:table-cell>
          <table:table-cell office:value-type="float" office:value="657344" calcext:value-type="float">
            <text:p>6573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4832" calcext:value-type="float">
            <text:p>24832</text:p>
          </table:table-cell>
          <table:table-cell office:value-type="float" office:value="21960017" calcext:value-type="float">
            <text:p>21960017</text:p>
          </table:table-cell>
          <table:table-cell table:formula="of:=([.D29]/([.D29]+[.E29]))*100" office:value-type="float" office:value="0.112950514238237" calcext:value-type="float">
            <text:p>0.112950514238237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24832" calcext:value-type="float">
            <text:p>24832</text:p>
          </table:table-cell>
          <table:table-cell office:value-type="float" office:value="13452" calcext:value-type="float">
            <text:p>13452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198656" calcext:value-type="float">
            <text:p>198656</text:p>
          </table:table-cell>
          <table:table-cell office:value-type="float" office:value="215232" calcext:value-type="float">
            <text:p>215232</text:p>
          </table:table-cell>
          <table:table-cell office:value-type="float" office:value="413888" calcext:value-type="float">
            <text:p>4138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6157" calcext:value-type="float">
            <text:p>16157</text:p>
          </table:table-cell>
          <table:table-cell office:value-type="float" office:value="21968692" calcext:value-type="float">
            <text:p>21968692</text:p>
          </table:table-cell>
          <table:table-cell table:formula="of:=([.D30]/([.D30]+[.E30]))*100" office:value-type="float" office:value="0.073491521365464" calcext:value-type="float">
            <text:p>0.073491521365464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16157" calcext:value-type="float">
            <text:p>16157</text:p>
          </table:table-cell>
          <table:table-cell office:value-type="float" office:value="8273" calcext:value-type="float">
            <text:p>8273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129256" calcext:value-type="float">
            <text:p>129256</text:p>
          </table:table-cell>
          <table:table-cell office:value-type="float" office:value="132368" calcext:value-type="float">
            <text:p>132368</text:p>
          </table:table-cell>
          <table:table-cell office:value-type="float" office:value="261624" calcext:value-type="float">
            <text:p>261624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4665" calcext:value-type="float">
            <text:p>14665</text:p>
          </table:table-cell>
          <table:table-cell office:value-type="float" office:value="21970184" calcext:value-type="float">
            <text:p>21970184</text:p>
          </table:table-cell>
          <table:table-cell table:formula="of:=([.D31]/([.D31]+[.E31]))*100" office:value-type="float" office:value="0.0667050294500545" calcext:value-type="float">
            <text:p>0.066705029450055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14665" calcext:value-type="float">
            <text:p>14665</text:p>
          </table:table-cell>
          <table:table-cell office:value-type="float" office:value="7554" calcext:value-type="float">
            <text:p>7554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117320" calcext:value-type="float">
            <text:p>117320</text:p>
          </table:table-cell>
          <table:table-cell office:value-type="float" office:value="120864" calcext:value-type="float">
            <text:p>120864</text:p>
          </table:table-cell>
          <table:table-cell office:value-type="float" office:value="238184" calcext:value-type="float">
            <text:p>238184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2308453426" calcext:value-type="float">
            <text:p>0.2308453426</text:p>
          </table:table-cell>
          <table:table-cell table:style-name="ce1" office:value-type="float" office:value="0.1748112985" calcext:value-type="float">
            <text:p>0.1748112985</text:p>
          </table:table-cell>
          <table:table-cell table:style-name="ce1" office:value-type="float" office:value="0.1470967574" calcext:value-type="float">
            <text:p>0.1470967574</text:p>
          </table:table-cell>
          <table:table-cell table:style-name="ce1" office:value-type="float" office:value="0.1347928294" calcext:value-type="float">
            <text:p>0.1347928294</text:p>
          </table:table-cell>
        </table:table-row>
        <table:table-row table:style-name="ro2">
          <table:table-cell table:number-columns-repeated="18"/>
          <table:table-cell office:value-type="float" office:value="1024" calcext:value-type="float">
            <text:p>1024</text:p>
          </table:table-cell>
          <table:table-cell table:style-name="ce1" office:value-type="float" office:value="0.1646724979" calcext:value-type="float">
            <text:p>0.1646724979</text:p>
          </table:table-cell>
          <table:table-cell table:style-name="ce1" office:value-type="float" office:value="0.1129505142" calcext:value-type="float">
            <text:p>0.1129505142</text:p>
          </table:table-cell>
          <table:table-cell table:style-name="ce1" office:value-type="float" office:value="0.08872928807" calcext:value-type="float">
            <text:p>0.08872928807</text:p>
          </table:table-cell>
          <table:table-cell table:style-name="ce1" office:value-type="float" office:value="0.08374858522" calcext:value-type="float">
            <text:p>0.08374858522</text:p>
          </table:table-cell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32339" calcext:value-type="float">
            <text:p>32339</text:p>
          </table:table-cell>
          <table:table-cell office:value-type="float" office:value="21952510" calcext:value-type="float">
            <text:p>21952510</text:p>
          </table:table-cell>
          <table:table-cell table:formula="of:=([.D33]/([.D33]+[.E33]))*100" office:value-type="float" office:value="0.147096757407795" calcext:value-type="float">
            <text:p>0.147096757407795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32339" calcext:value-type="float">
            <text:p>32339</text:p>
          </table:table-cell>
          <table:table-cell office:value-type="float" office:value="18945" calcext:value-type="float">
            <text:p>18945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258712" calcext:value-type="float">
            <text:p>258712</text:p>
          </table:table-cell>
          <table:table-cell office:value-type="float" office:value="303120" calcext:value-type="float">
            <text:p>303120</text:p>
          </table:table-cell>
          <table:table-cell office:value-type="float" office:value="561832" calcext:value-type="float">
            <text:p>561832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123637465" calcext:value-type="float">
            <text:p>0.1123637465</text:p>
          </table:table-cell>
          <table:table-cell table:style-name="ce1" office:value-type="float" office:value="0.07349152137" calcext:value-type="float">
            <text:p>0.07349152137</text:p>
          </table:table-cell>
          <table:table-cell table:style-name="ce1" office:value-type="float" office:value="0.06388945405" calcext:value-type="float">
            <text:p>0.06388945405</text:p>
          </table:table-cell>
          <table:table-cell table:style-name="ce1" office:value-type="float" office:value="0.03325926869" calcext:value-type="float">
            <text:p>0.03325926869</text:p>
          </table:table-cell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9507" calcext:value-type="float">
            <text:p>19507</text:p>
          </table:table-cell>
          <table:table-cell office:value-type="float" office:value="21965342" calcext:value-type="float">
            <text:p>21965342</text:p>
          </table:table-cell>
          <table:table-cell table:formula="of:=([.D34]/([.D34]+[.E34]))*100" office:value-type="float" office:value="0.0887292880656128" calcext:value-type="float">
            <text:p>0.088729288065613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19507" calcext:value-type="float">
            <text:p>19507</text:p>
          </table:table-cell>
          <table:table-cell office:value-type="float" office:value="10791" calcext:value-type="float">
            <text:p>10791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156056" calcext:value-type="float">
            <text:p>156056</text:p>
          </table:table-cell>
          <table:table-cell office:value-type="float" office:value="172656" calcext:value-type="float">
            <text:p>172656</text:p>
          </table:table-cell>
          <table:table-cell office:value-type="float" office:value="328712" calcext:value-type="float">
            <text:p>328712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9648462903" calcext:value-type="float">
            <text:p>0.09648462903</text:p>
          </table:table-cell>
          <table:table-cell table:style-name="ce1" office:value-type="float" office:value="0.06670502945" calcext:value-type="float">
            <text:p>0.06670502945</text:p>
          </table:table-cell>
          <table:table-cell table:style-name="ce1" office:value-type="float" office:value="0.02725058516" calcext:value-type="float">
            <text:p>0.02725058516</text:p>
          </table:table-cell>
          <table:table-cell table:style-name="ce1" office:value-type="float" office:value="0.01090751181" calcext:value-type="float">
            <text:p>0.01090751181</text:p>
          </table:table-cell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4046" calcext:value-type="float">
            <text:p>14046</text:p>
          </table:table-cell>
          <table:table-cell office:value-type="float" office:value="21970803" calcext:value-type="float">
            <text:p>21970803</text:p>
          </table:table-cell>
          <table:table-cell table:formula="of:=([.D35]/([.D35]+[.E35]))*100" office:value-type="float" office:value="0.0638894540508329" calcext:value-type="float">
            <text:p>0.063889454050833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14046" calcext:value-type="float">
            <text:p>14046</text:p>
          </table:table-cell>
          <table:table-cell office:value-type="float" office:value="7232" calcext:value-type="float">
            <text:p>7232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112368" calcext:value-type="float">
            <text:p>112368</text:p>
          </table:table-cell>
          <table:table-cell office:value-type="float" office:value="115712" calcext:value-type="float">
            <text:p>115712</text:p>
          </table:table-cell>
          <table:table-cell office:value-type="float" office:value="228080" calcext:value-type="float">
            <text:p>2280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5991" calcext:value-type="float">
            <text:p>5991</text:p>
          </table:table-cell>
          <table:table-cell office:value-type="float" office:value="21978858" calcext:value-type="float">
            <text:p>21978858</text:p>
          </table:table-cell>
          <table:table-cell table:formula="of:=([.D36]/([.D36]+[.E36]))*100" office:value-type="float" office:value="0.0272505851643557" calcext:value-type="float">
            <text:p>0.027250585164356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5991" calcext:value-type="float">
            <text:p>5991</text:p>
          </table:table-cell>
          <table:table-cell office:value-type="float" office:value="2430" calcext:value-type="float">
            <text:p>2430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47928" calcext:value-type="float">
            <text:p>47928</text:p>
          </table:table-cell>
          <table:table-cell office:value-type="float" office:value="38880" calcext:value-type="float">
            <text:p>38880</text:p>
          </table:table-cell>
          <table:table-cell office:value-type="float" office:value="86808" calcext:value-type="float">
            <text:p>86808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9634" calcext:value-type="float">
            <text:p>29634</text:p>
          </table:table-cell>
          <table:table-cell office:value-type="float" office:value="21955215" calcext:value-type="float">
            <text:p>21955215</text:p>
          </table:table-cell>
          <table:table-cell table:formula="of:=([.D38]/([.D38]+[.E38]))*100" office:value-type="float" office:value="0.134792829370809" calcext:value-type="float">
            <text:p>0.134792829370809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29634" calcext:value-type="float">
            <text:p>29634</text:p>
          </table:table-cell>
          <table:table-cell office:value-type="float" office:value="17595" calcext:value-type="float">
            <text:p>17595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237072" calcext:value-type="float">
            <text:p>237072</text:p>
          </table:table-cell>
          <table:table-cell office:value-type="float" office:value="281520" calcext:value-type="float">
            <text:p>281520</text:p>
          </table:table-cell>
          <table:table-cell office:value-type="float" office:value="518592" calcext:value-type="float">
            <text:p>5185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8412" calcext:value-type="float">
            <text:p>18412</text:p>
          </table:table-cell>
          <table:table-cell office:value-type="float" office:value="21966437" calcext:value-type="float">
            <text:p>21966437</text:p>
          </table:table-cell>
          <table:table-cell table:formula="of:=([.D39]/([.D39]+[.E39]))*100" office:value-type="float" office:value="0.0837485852188478" calcext:value-type="float">
            <text:p>0.083748585218848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18412" calcext:value-type="float">
            <text:p>18412</text:p>
          </table:table-cell>
          <table:table-cell office:value-type="float" office:value="8988" calcext:value-type="float">
            <text:p>8988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147296" calcext:value-type="float">
            <text:p>147296</text:p>
          </table:table-cell>
          <table:table-cell office:value-type="float" office:value="143808" calcext:value-type="float">
            <text:p>143808</text:p>
          </table:table-cell>
          <table:table-cell office:value-type="float" office:value="291104" calcext:value-type="float">
            <text:p>2911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7312" calcext:value-type="float">
            <text:p>7312</text:p>
          </table:table-cell>
          <table:table-cell office:value-type="float" office:value="21977537" calcext:value-type="float">
            <text:p>21977537</text:p>
          </table:table-cell>
          <table:table-cell table:formula="of:=([.D40]/([.D40]+[.E40]))*100" office:value-type="float" office:value="0.0332592686899965" calcext:value-type="float">
            <text:p>0.033259268689997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7312" calcext:value-type="float">
            <text:p>7312</text:p>
          </table:table-cell>
          <table:table-cell office:value-type="float" office:value="1815" calcext:value-type="float">
            <text:p>1815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58496" calcext:value-type="float">
            <text:p>58496</text:p>
          </table:table-cell>
          <table:table-cell office:value-type="float" office:value="29040" calcext:value-type="float">
            <text:p>29040</text:p>
          </table:table-cell>
          <table:table-cell office:value-type="float" office:value="87536" calcext:value-type="float">
            <text:p>875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398" calcext:value-type="float">
            <text:p>2398</text:p>
          </table:table-cell>
          <table:table-cell office:value-type="float" office:value="21982451" calcext:value-type="float">
            <text:p>21982451</text:p>
          </table:table-cell>
          <table:table-cell table:formula="of:=([.D41]/([.D41]+[.E41]))*100" office:value-type="float" office:value="0.0109075118050618" calcext:value-type="float">
            <text:p>0.010907511805062</text:p>
          </table:table-cell>
          <table:table-cell office:value-type="float" office:value="17318229" calcext:value-type="float">
            <text:p>17318229</text:p>
          </table:table-cell>
          <table:table-cell office:value-type="float" office:value="4666620" calcext:value-type="float">
            <text:p>4666620</text:p>
          </table:table-cell>
          <table:table-cell office:value-type="float" office:value="21984849" calcext:value-type="float">
            <text:p>21984849</text:p>
          </table:table-cell>
          <table:table-cell office:value-type="float" office:value="2398" calcext:value-type="float">
            <text:p>2398</text:p>
          </table:table-cell>
          <table:table-cell office:value-type="float" office:value="96" calcext:value-type="float">
            <text:p>96</text:p>
          </table:table-cell>
          <table:table-cell office:value-type="float" office:value="34636458" calcext:value-type="float">
            <text:p>34636458</text:p>
          </table:table-cell>
          <table:table-cell office:value-type="float" office:value="18666480" calcext:value-type="float">
            <text:p>18666480</text:p>
          </table:table-cell>
          <table:table-cell office:value-type="float" office:value="53302938" calcext:value-type="float">
            <text:p>53302938</text:p>
          </table:table-cell>
          <table:table-cell office:value-type="float" office:value="19184" calcext:value-type="float">
            <text:p>19184</text:p>
          </table:table-cell>
          <table:table-cell office:value-type="float" office:value="1536" calcext:value-type="float">
            <text:p>1536</text:p>
          </table:table-cell>
          <table:table-cell office:value-type="float" office:value="20720" calcext:value-type="float">
            <text:p>207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8:41:28.244366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2:38:14.603209025</dc:date>
    <meta:editing-duration>PT1H39M7S</meta:editing-duration>
    <meta:editing-cycles>10</meta:editing-cycles>
    <meta:generator>LibreOffice/6.4.2.2$Linux_X86_64 LibreOffice_project/40$Build-2</meta:generator>
    <meta:document-statistic meta:table-count="1" meta:cell-count="609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</text:p>
        </chart:title>
        <chart:legend chart:legend-position="end" svg:x="9.581cm" svg:y="2.54cm" style:legend-expansion="high" chart:style-name="ch3"/>
        <chart:plot-area chart:style-name="ch4" table:cell-range-address="output_file.S30:output_file.W34" chart:data-source-has-labels="both" svg:x="1.266cm" svg:y="0.982cm" svg:width="8.06cm" svg:height="5.067cm">
          <chartooo:coordinate-region svg:x="2.178cm" svg:y="1.181cm" svg:width="6.776cm" svg:height="4.221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1:output_file.S34"/>
          </chart:axis>
          <chart:axis chart:dimension="y" chart:name="primary-y" chart:style-name="ch5">
            <chart:title svg:x="0.451cm" svg:y="5.266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1:output_file.T34" chart:label-cell-address="output_file.T30:output_file.T30" chart:class="chart:line">
            <chart:data-point chart:repeated="4"/>
          </chart:series>
          <chart:series chart:style-name="ch10" chart:values-cell-range-address="output_file.U31:output_file.U34" chart:label-cell-address="output_file.U30:output_file.U30" chart:class="chart:line">
            <chart:data-point chart:repeated="4"/>
          </chart:series>
          <chart:series chart:style-name="ch11" chart:values-cell-range-address="output_file.V31:output_file.V34" chart:label-cell-address="output_file.V30:output_file.V30" chart:class="chart:line">
            <chart:data-point chart:repeated="4"/>
          </chart:series>
          <chart:series chart:style-name="ch12" chart:values-cell-range-address="output_file.W31:output_file.W34" chart:label-cell-address="output_file.W30:output_file.W30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30:output_file.T30</svg:desc>
                </draw:g>
              </table:table-cell>
              <table:table-cell office:value-type="string">
                <text:p>1024 Cache</text:p>
                <draw:g>
                  <svg:desc>output_file.U30:output_file.U30</svg:desc>
                </draw:g>
              </table:table-cell>
              <table:table-cell office:value-type="string">
                <text:p>2048 Cache</text:p>
                <draw:g>
                  <svg:desc>output_file.V30:output_file.V30</svg:desc>
                </draw:g>
              </table:table-cell>
              <table:table-cell office:value-type="string">
                <text:p>4096 Cache</text:p>
                <draw:g>
                  <svg:desc>output_file.W30:output_file.W30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1:output_file.S34</svg:desc>
                </draw:g>
              </table:table-cell>
              <table:table-cell office:value-type="float" office:value="0.2308453426">
                <text:p>0.2308453426</text:p>
                <draw:g>
                  <svg:desc>output_file.T31:output_file.T34</svg:desc>
                </draw:g>
              </table:table-cell>
              <table:table-cell office:value-type="float" office:value="0.1748112985">
                <text:p>0.1748112985</text:p>
                <draw:g>
                  <svg:desc>output_file.U31:output_file.U34</svg:desc>
                </draw:g>
              </table:table-cell>
              <table:table-cell office:value-type="float" office:value="0.1470967574">
                <text:p>0.1470967574</text:p>
                <draw:g>
                  <svg:desc>output_file.V31:output_file.V34</svg:desc>
                </draw:g>
              </table:table-cell>
              <table:table-cell office:value-type="float" office:value="0.1347928294">
                <text:p>0.1347928294</text:p>
                <draw:g>
                  <svg:desc>output_file.W31:output_file.W34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646724979">
                <text:p>0.1646724979</text:p>
              </table:table-cell>
              <table:table-cell office:value-type="float" office:value="0.1129505142">
                <text:p>0.1129505142</text:p>
              </table:table-cell>
              <table:table-cell office:value-type="float" office:value="0.08872928807">
                <text:p>0.08872928807</text:p>
              </table:table-cell>
              <table:table-cell office:value-type="float" office:value="0.08374858522">
                <text:p>0.0837485852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123637465">
                <text:p>0.1123637465</text:p>
              </table:table-cell>
              <table:table-cell office:value-type="float" office:value="0.07349152137">
                <text:p>0.07349152137</text:p>
              </table:table-cell>
              <table:table-cell office:value-type="float" office:value="0.06388945405">
                <text:p>0.06388945405</text:p>
              </table:table-cell>
              <table:table-cell office:value-type="float" office:value="0.03325926869">
                <text:p>0.0332592686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9648462903">
                <text:p>0.09648462903</text:p>
              </table:table-cell>
              <table:table-cell office:value-type="float" office:value="0.06670502945">
                <text:p>0.06670502945</text:p>
              </table:table-cell>
              <table:table-cell office:value-type="float" office:value="0.02725058516">
                <text:p>0.02725058516</text:p>
              </table:table-cell>
              <table:table-cell office:value-type="float" office:value="0.01090751181">
                <text:p>0.01090751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206cm" svg:y="0.278cm" chart:style-name="ch2">
          <text:p>Impact of varying Block Size and Cache size with write through mode on the miss rate</text:p>
        </chart:title>
        <chart:legend chart:legend-position="end" svg:x="9.581cm" svg:y="2.54cm" style:legend-expansion="high" chart:style-name="ch3"/>
        <chart:plot-area chart:style-name="ch4" table:cell-range-address="output_file.S2:output_file.W6" chart:data-source-has-labels="both" svg:x="1.266cm" svg:y="0.982cm" svg:width="8.06cm" svg:height="5.067cm">
          <chartooo:coordinate-region svg:x="2.364cm" svg:y="0.982cm" svg:width="6.59cm" svg:height="4.42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:output_file.S6"/>
          </chart:axis>
          <chart:axis chart:dimension="y" chart:name="primary-y" chart:style-name="ch5">
            <chart:title svg:x="0.451cm" svg:y="5.266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:output_file.T6" chart:label-cell-address="output_file.T2:output_file.T2" chart:class="chart:line">
            <chart:data-point chart:repeated="4"/>
          </chart:series>
          <chart:series chart:style-name="ch10" chart:values-cell-range-address="output_file.U3:output_file.U6" chart:label-cell-address="output_file.U2:output_file.U2" chart:class="chart:line">
            <chart:data-point chart:repeated="4"/>
          </chart:series>
          <chart:series chart:style-name="ch11" chart:values-cell-range-address="output_file.V3:output_file.V6" chart:label-cell-address="output_file.V2:output_file.V2" chart:class="chart:line">
            <chart:data-point chart:repeated="4"/>
          </chart:series>
          <chart:series chart:style-name="ch12" chart:values-cell-range-address="output_file.W3:output_file.W6" chart:label-cell-address="output_file.W2:output_file.W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2:output_file.T2</svg:desc>
                </draw:g>
              </table:table-cell>
              <table:table-cell office:value-type="string">
                <text:p>1024 Cache</text:p>
                <draw:g>
                  <svg:desc>output_file.U2:output_file.U2</svg:desc>
                </draw:g>
              </table:table-cell>
              <table:table-cell office:value-type="string">
                <text:p>2048 Cache</text:p>
                <draw:g>
                  <svg:desc>output_file.V2:output_file.V2</svg:desc>
                </draw:g>
              </table:table-cell>
              <table:table-cell office:value-type="string">
                <text:p>4096 Cache</text:p>
                <draw:g>
                  <svg:desc>output_file.W2:output_file.W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:output_file.S6</svg:desc>
                </draw:g>
              </table:table-cell>
              <table:table-cell office:value-type="float" office:value="21.36181604">
                <text:p>21.36181604</text:p>
                <draw:g>
                  <svg:desc>output_file.T3:output_file.T6</svg:desc>
                </draw:g>
              </table:table-cell>
              <table:table-cell office:value-type="float" office:value="21.31667586">
                <text:p>21.31667586</text:p>
                <draw:g>
                  <svg:desc>output_file.U3:output_file.U6</svg:desc>
                </draw:g>
              </table:table-cell>
              <table:table-cell office:value-type="float" office:value="21.29516559">
                <text:p>21.29516559</text:p>
                <draw:g>
                  <svg:desc>output_file.V3:output_file.V6</svg:desc>
                </draw:g>
              </table:table-cell>
              <table:table-cell office:value-type="float" office:value="21.28539068">
                <text:p>21.28539068</text:p>
                <draw:g>
                  <svg:desc>output_file.W3:output_file.W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.33349654">
                <text:p>21.33349654</text:p>
              </table:table-cell>
              <table:table-cell office:value-type="float" office:value="21.29280488">
                <text:p>21.29280488</text:p>
              </table:table-cell>
              <table:table-cell office:value-type="float" office:value="21.27353251">
                <text:p>21.27353251</text:p>
              </table:table-cell>
              <table:table-cell office:value-type="float" office:value="21.26985271">
                <text:p>21.2698527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1.30099233">
                <text:p>21.30099233</text:p>
              </table:table-cell>
              <table:table-cell office:value-type="float" office:value="21.27194051">
                <text:p>21.27194051</text:p>
              </table:table-cell>
              <table:table-cell office:value-type="float" office:value="21.26477193">
                <text:p>21.26477193</text:p>
              </table:table-cell>
              <table:table-cell office:value-type="float" office:value="21.25216325">
                <text:p>21.2521632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1.29461067">
                <text:p>21.29461067</text:p>
              </table:table-cell>
              <table:table-cell office:value-type="float" office:value="21.27234988">
                <text:p>21.27234988</text:p>
              </table:table-cell>
              <table:table-cell office:value-type="float" office:value="21.24966153">
                <text:p>21.24966153</text:p>
              </table:table-cell>
              <table:table-cell office:value-type="float" office:value="21.23720295">
                <text:p>21.23720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